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3051" officeooo:paragraph-rsid="001730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ve Me Five 第三次试验讨论</text:p>
      <text:p text:style-name="P1">2015.5.21 21:10</text:p>
      <text:p text:style-name="P1">地点：马克思主义原理教室外</text:p>
      <text:p text:style-name="P1"/>
      <text:p text:style-name="P1">会议目标：组长帮助组员熟悉实验三流程以及任务，并布置分工</text:p>
      <text:p text:style-name="P1"/>
      <text:p text:style-name="P1">实验分工：</text:p>
      <text:p text:style-name="P1">#1 打印页表、实存、辅存</text:p>
      <text:p text:style-name="P1">冀迎峥</text:p>
      <text:p text:style-name="P1"/>
      <text:p text:style-name="P1">#2 手动输入请求命令</text:p>
      <text:p text:style-name="P1">谢晓立</text:p>
      <text:p text:style-name="P1"/>
      <text:p text:style-name="P1">#3 建立多级页表</text:p>
      <text:p text:style-name="P1">刘海博</text:p>
      <text:p text:style-name="P1"/>
      <text:p text:style-name="P1">#4 实现多道程序的存储管理 </text:p>
      <text:p text:style-name="P1">&amp;</text:p>
      <text:p text:style-name="P1">#5 用FIFO实现进程间通信</text:p>
      <text:p text:style-name="P1">李周洋</text:p>
      <text:p text:style-name="P1"/>
      <text:p text:style-name="P1">#6 实现其他页面淘汰算法</text:p>
      <text:p text:style-name="P1">王一茗</text:p>
      <text:p text:style-name="P1"/>
      <text:p text:style-name="P1">实验要求</text:p>
      <text:p text:style-name="P1">在明确了自己的分工之后，要求组员详细阅读代码，尤其是与自己任务有关的代码，然后完成任务。由于有的任务之间有关系，所以需要组员在线上线下随时交流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1:33:40.993854408</meta:creation-date>
    <dc:date>2015-05-22T01:34:59.534403052</dc:date>
    <meta:editing-duration>PT1M20S</meta:editing-duration>
    <meta:editing-cycles>1</meta:editing-cycles>
    <meta:document-statistic meta:table-count="0" meta:image-count="0" meta:object-count="0" meta:page-count="1" meta:paragraph-count="19" meta:word-count="210" meta:character-count="249" meta:non-whitespace-character-count="238"/>
    <meta:generator>LibreOffice/4.3.3.2$Linux_X86_64 LibreOffice_project/430m0$Build-2</meta:generator>
  </office:meta>
</office:document-meta>
</file>